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 Condensed" officeooo:rsid="0005450f" officeooo:paragraph-rsid="0005450f"/>
    </style:style>
    <style:style style:name="P2" style:family="paragraph" style:parent-style-name="Preformatted_20_Text">
      <style:text-properties style:font-name="Ubuntu Condensed" officeooo:rsid="000f81e1" officeooo:paragraph-rsid="000f81e1"/>
    </style:style>
    <style:style style:name="P3" style:family="paragraph" style:parent-style-name="Preformatted_20_Text">
      <style:text-properties style:font-name="Ubuntu Condensed" fo:font-weight="normal" officeooo:rsid="000987ce" officeooo:paragraph-rsid="0005450f" style:font-weight-asian="normal" style:font-weight-complex="normal"/>
    </style:style>
    <style:style style:name="P4" style:family="paragraph" style:parent-style-name="Preformatted_20_Text">
      <style:text-properties style:font-name="Ubuntu Condensed" officeooo:rsid="001cf646" officeooo:paragraph-rsid="001cf646"/>
    </style:style>
    <style:style style:name="P5" style:family="paragraph" style:parent-style-name="Preformatted_20_Text">
      <style:text-properties style:font-name="Ubuntu Condensed" officeooo:rsid="0007be97" officeooo:paragraph-rsid="0007be97"/>
    </style:style>
    <style:style style:name="P6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font-name="Ubuntu Condensed" officeooo:rsid="0005450f" officeooo:paragraph-rsid="0005450f"/>
    </style:style>
    <style:style style:name="P7" style:family="paragraph" style:parent-style-name="Preformatted_20_Text">
      <style:text-properties style:font-name="Ubuntu Condensed" fo:font-weight="bold" officeooo:rsid="0005450f" officeooo:paragraph-rsid="0005450f" style:font-weight-asian="bold" style:font-weight-complex="bold"/>
    </style:style>
    <style:style style:name="P8" style:family="paragraph" style:parent-style-name="Preformatted_20_Text">
      <style:text-properties style:font-name="Ubuntu Condensed" fo:font-weight="bold" officeooo:rsid="001b2de6" officeooo:paragraph-rsid="001b2de6" style:font-weight-asian="bold" style:font-weight-complex="bold"/>
    </style:style>
    <style:style style:name="P9" style:family="paragraph" style:parent-style-name="Preformatted_20_Text">
      <style:text-properties style:font-name="Ubuntu Condensed" officeooo:rsid="0005450f" officeooo:paragraph-rsid="000545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be97" style:font-weight-asian="bold" style:font-weight-complex="bold"/>
    </style:style>
    <style:style style:name="T3" style:family="text">
      <style:text-properties fo:font-weight="bold" officeooo:rsid="000f81e1" style:font-weight-asian="bold" style:font-weight-complex="bold"/>
    </style:style>
    <style:style style:name="T4" style:family="text">
      <style:text-properties fo:font-weight="bold" officeooo:rsid="000fdc7b" style:font-weight-asian="bold" style:font-weight-complex="bold"/>
    </style:style>
    <style:style style:name="T5" style:family="text">
      <style:text-properties fo:font-weight="bold" officeooo:rsid="0018ac10" style:font-weight-asian="bold" style:font-weight-complex="bold"/>
    </style:style>
    <style:style style:name="T6" style:family="text">
      <style:text-properties fo:font-weight="bold" officeooo:rsid="001b2de6" style:font-weight-asian="bold" style:font-weight-complex="bold"/>
    </style:style>
    <style:style style:name="T7" style:family="text">
      <style:text-properties fo:font-weight="bold" officeooo:rsid="001e4a0a" style:font-weight-asian="bold" style:font-weight-complex="bold"/>
    </style:style>
    <style:style style:name="T8" style:family="text">
      <style:text-properties fo:font-weight="bold" officeooo:rsid="0005450f" style:font-weight-asian="bold" style:font-weight-complex="bold"/>
    </style:style>
    <style:style style:name="T9" style:family="text">
      <style:text-properties fo:font-weight="bold" officeooo:rsid="00209a2b" style:font-weight-asian="bold" style:font-weight-complex="bold"/>
    </style:style>
    <style:style style:name="T10" style:family="text">
      <style:text-properties fo:font-weight="bold" officeooo:rsid="002a6473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be97" style:font-weight-asian="normal" style:font-weight-complex="normal"/>
    </style:style>
    <style:style style:name="T13" style:family="text">
      <style:text-properties fo:font-weight="normal" officeooo:rsid="000987ce" style:font-weight-asian="normal" style:font-weight-complex="normal"/>
    </style:style>
    <style:style style:name="T14" style:family="text">
      <style:text-properties fo:font-weight="normal" officeooo:rsid="00123848" style:font-weight-asian="normal" style:font-weight-complex="normal"/>
    </style:style>
    <style:style style:name="T15" style:family="text">
      <style:text-properties fo:font-weight="normal" officeooo:rsid="00238f17" style:font-weight-asian="normal" style:font-weight-complex="normal"/>
    </style:style>
    <style:style style:name="T16" style:family="text">
      <style:text-properties fo:font-style="normal" fo:font-weight="normal" officeooo:rsid="000987c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0d159a"/>
    </style:style>
    <style:style style:name="T19" style:family="text">
      <style:text-properties officeooo:rsid="000f81e1"/>
    </style:style>
    <style:style style:name="T20" style:family="text">
      <style:text-properties officeooo:rsid="00142acf"/>
    </style:style>
    <style:style style:name="T21" style:family="text">
      <style:text-properties officeooo:rsid="0014a1e7"/>
    </style:style>
    <style:style style:name="T22" style:family="text">
      <style:text-properties officeooo:rsid="00161aae"/>
    </style:style>
    <style:style style:name="T23" style:family="text">
      <style:text-properties officeooo:rsid="00177279"/>
    </style:style>
    <style:style style:name="T24" style:family="text">
      <style:text-properties officeooo:rsid="001a623f"/>
    </style:style>
    <style:style style:name="T25" style:family="text">
      <style:text-properties officeooo:rsid="001d11f7"/>
    </style:style>
    <style:style style:name="T26" style:family="text">
      <style:text-properties officeooo:rsid="00253230"/>
    </style:style>
    <style:style style:name="T27" style:family="text">
      <style:text-properties officeooo:rsid="00291f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**** TIME_FIGHTER ****</text:p>
      <text:p text:style-name="P1">by P4Rt!cL&amp;S</text:p>
      <text:p text:style-name="P1"/>
      <text:p text:style-name="P1">Architecture des classes</text:p>
      <text:p text:style-name="P6"/>
      <text:p text:style-name="P1"/>
      <text:p text:style-name="P7">CLASS : Entity</text:p>
      <text:p text:style-name="P1"><text:tab/><text:span text:style-name="T1">FIELDS</text:span></text:p>
      <text:p text:style-name="P1"><text:tab/></text:p>
      <text:p text:style-name="P1"><text:tab/><text:span text:style-name="T1">CLASS : </text:span><text:span text:style-name="T17">AliveEntity</text:span></text:p>
      <text:p text:style-name="P1"><text:tab/><text:tab/><text:span text:style-name="T2">FIELDS</text:span></text:p>
      <text:p text:style-name="P1"><text:span text:style-name="T12"><text:tab/><text:tab/></text:span><text:span text:style-name="T16">health</text:span></text:p>
      <text:p text:style-name="P3"><text:tab/><text:tab/>maxHealth</text:p>
      <text:p text:style-name="P3"><text:tab/><text:tab/>defense</text:p>
      <text:p text:style-name="P3"><text:tab/><text:tab/>mana</text:p>
      <text:p text:style-name="P3"><text:tab/><text:tab/>maxMana</text:p>
      <text:p text:style-name="P2"><text:span text:style-name="T13"><text:tab/><text:tab/></text:span><text:span text:style-name="T11">strength</text:span></text:p>
      <text:p text:style-name="P2"><text:span text:style-name="T11"><text:tab/><text:tab/></text:span><text:span text:style-name="T14">weapon</text:span></text:p>
      <text:p text:style-name="P2"><text:span text:style-name="T14"><text:tab/><text:tab/></text:span><text:span text:style-name="T15">effectsList</text:span></text:p>
      <text:p text:style-name="P1"><text:span text:style-name="T12"><text:tab/><text:tab/></text:span><text:span text:style-name="T2">CLASS : </text:span><text:span text:style-name="T1">Player</text:span></text:p>
      <text:p text:style-name="P1"><text:tab/><text:tab/><text:tab/><text:span text:style-name="T3">FIELDS</text:span></text:p>
      <text:p text:style-name="P1"><text:tab/><text:tab/><text:tab/><text:span text:style-name="T19">inventory</text:span></text:p>
      <text:p text:style-name="P1"><text:tab/><text:tab/><text:span text:style-name="T7">CLASS : </text:span><text:span text:style-name="T1">Mob</text:span></text:p>
      <text:p text:style-name="P1"><text:tab/><text:span text:style-name="T7">CLASS : </text:span><text:span text:style-name="T1">StaticEntity</text:span></text:p>
      <text:p text:style-name="P6"/>
      <text:p text:style-name="P1"/>
      <text:p text:style-name="P8">CLASS : Effect</text:p>
      <text:p text:style-name="P1"><text:tab/><text:span text:style-name="T6">FIELDS</text:span></text:p>
      <text:p text:style-name="P1"><text:tab/></text:p>
      <text:p text:style-name="P1"><text:tab/></text:p>
      <text:p text:style-name="P6"/>
      <text:p text:style-name="P1"/>
      <text:p text:style-name="P5"><text:span text:style-name="T1">CLASS : </text:span><text:span text:style-name="T8">Item</text:span></text:p>
      <text:p text:style-name="P1"><text:tab/><text:span text:style-name="T2">FIELDS</text:span></text:p>
      <text:p text:style-name="P1"><text:tab/><text:span text:style-name="T18">texture</text:span></text:p>
      <text:p text:style-name="P1"><text:tab/><text:span text:style-name="T27">name</text:span></text:p>
      <text:p text:style-name="P1"><text:tab/><text:span text:style-name="T20">durability</text:span></text:p>
      <text:p text:style-name="P1"><text:tab/><text:span text:style-name="T21">maxDurability</text:span></text:p>
      <text:p text:style-name="P1"><text:tab/><text:span text:style-name="T2">CLASS : </text:span><text:span text:style-name="T1">Weapon</text:span></text:p>
      <text:p text:style-name="P1"><text:tab/><text:tab/><text:span text:style-name="T4">FIELDS</text:span></text:p>
      <text:p text:style-name="P1"><text:tab/><text:tab/><text:span text:style-name="T23">attack</text:span></text:p>
      <text:p text:style-name="P1"><text:tab/><text:tab/><text:span text:style-name="T26">manaCost</text:span></text:p>
      <text:p text:style-name="P1"><text:tab/><text:tab/><text:span text:style-name="T5">CLASS : Sword</text:span></text:p>
      <text:p text:style-name="P1"><text:tab/><text:tab/><text:span text:style-name="T9">CLASS : </text:span><text:span text:style-name="T5">Axe</text:span></text:p>
      <text:p text:style-name="P1"><text:tab/><text:tab/><text:span text:style-name="T9">CLASS : Rapier</text:span></text:p>
      <text:p text:style-name="P1"><text:tab/><text:tab/><text:span text:style-name="T5">CLASS : Wand</text:span></text:p>
      <text:p text:style-name="P1"><text:tab/><text:span text:style-name="T9">CLASS : </text:span><text:span text:style-name="T1">Armor</text:span></text:p>
      <text:p text:style-name="P1"><text:tab/><text:tab/><text:span text:style-name="T4">FIELDS</text:span></text:p>
      <text:p text:style-name="P1"><text:tab/><text:tab/><text:span text:style-name="T22">defense</text:span></text:p>
      <text:p text:style-name="P1"><text:tab/><text:tab/><text:span text:style-name="T4">CLASS : </text:span><text:span text:style-name="T10">Helmet</text:span></text:p>
      <text:p text:style-name="P1"><text:tab/><text:tab/><text:span text:style-name="T9">CLASS : Chest</text:span></text:p>
      <text:p text:style-name="P1"><text:tab/><text:tab/><text:span text:style-name="T9">CLASS : Legs</text:span></text:p>
      <text:p text:style-name="P1"><text:tab/><text:tab/><text:span text:style-name="T9">CLASS : Foot</text:span></text:p>
      <text:p text:style-name="P1"/>
      <text:p text:style-name="P1"/>
      <text:p text:style-name="P4">CLASS : Armor</text:p>
      <text:p text:style-name="P4"><text:tab/>FIELDS</text:p>
      <text:p text:style-name="P4"><text:tab/>sqfjb</text:p>
      <text:p text:style-name="P4"><text:tab/>sqkfdbh</text:p>
      <text:p text:style-name="P4"><text:tab/>sdkslfdj</text:p>
      <text:p text:style-name="P4"><text:tab/>METHODS</text:p>
      <text:p text:style-name="P4"><text:soft-page-break/><text:tab/>d,sngf</text:p>
      <text:p text:style-name="P4"><text:tab/>dsjkhg</text:p>
      <text:p text:style-name="P4"><text:tab/>dsjk</text:p>
      <text:p text:style-name="P4"><text:tab/>CLASS : <text:span text:style-name="T25">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03-27T19:07:21.278263602</dc:date>
    <meta:editing-duration>PT48M51S</meta:editing-duration>
    <meta:editing-cycles>33</meta:editing-cycles>
    <meta:document-statistic meta:table-count="0" meta:image-count="0" meta:object-count="0" meta:page-count="2" meta:paragraph-count="56" meta:word-count="96" meta:character-count="606" meta:non-whitespace-character-count="485"/>
  </office:meta>
</office:document-meta>
</file>